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8000002133BCB7C0E7BC7C3B6.png" manifest:media-type="image/png"/>
  <manifest:file-entry manifest:full-path="Pictures/10000001000003A8000002135AA07668F12AED39.png" manifest:media-type="image/png"/>
  <manifest:file-entry manifest:full-path="Pictures/10000001000003A8000001E369D5AF0A2FF86AEE.png" manifest:media-type="image/png"/>
  <manifest:file-entry manifest:full-path="Pictures/10000001000003A8000001E3E78FB350E7D20F56.png" manifest:media-type="image/png"/>
  <manifest:file-entry manifest:full-path="Pictures/10000001000003A8000002131AC9AF64018F26C0.png" manifest:media-type="image/png"/>
  <manifest:file-entry manifest:full-path="Pictures/10000001000003A8000001E39A35D506042D97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58b94" officeooo:paragraph-rsid="00058b94" style:font-weight-asian="bold" style:font-weight-complex="bold"/>
    </style:style>
    <style:style style:name="P2" style:family="paragraph" style:parent-style-name="Standard">
      <style:text-properties fo:font-size="14pt" fo:font-weight="normal" officeooo:rsid="00058b94" officeooo:paragraph-rsid="00058b94" style:font-weight-asian="normal" style:font-weight-complex="normal"/>
    </style:style>
    <style:style style:name="P3" style:family="paragraph" style:parent-style-name="Standard">
      <style:text-properties fo:font-size="16pt" fo:font-weight="bold" officeooo:rsid="00058b94" officeooo:paragraph-rsid="00058b94" style:font-weight-asian="bold" style:font-weight-complex="bold"/>
    </style:style>
    <style:style style:name="P4" style:family="paragraph" style:parent-style-name="Standard">
      <style:text-properties fo:font-size="12pt" fo:font-weight="normal" officeooo:rsid="00058b94" officeooo:paragraph-rsid="00058b94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 1. Módulo 8.</text:p>
      <text:p text:style-name="P3"/>
      <text:p text:style-name="P1">Pruebas de ejecución programa.</text:p>
      <text:p text:style-name="P2"/>
      <text:p text:style-name="P4"><draw:frame draw:style-name="fr1" draw:name="Image1" text:anchor-type="as-char" svg:width="6.9252in" svg:height="3.5728in" draw:z-index="0"><draw:image xlink:href="Pictures/10000001000003A8000001E39A35D506042D97C4.png" xlink:type="simple" xlink:show="embed" xlink:actuate="onLoad" draw:mime-type="image/png"/></draw:frame></text:p>
      <text:p text:style-name="P4"/>
      <text:p text:style-name="P4"><draw:frame draw:style-name="fr1" draw:name="Image2" text:anchor-type="as-char" svg:width="6.9252in" svg:height="3.5728in" draw:z-index="1"><draw:image xlink:href="Pictures/10000001000003A8000001E3E78FB350E7D20F5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draw:frame draw:style-name="fr1" draw:name="Image3" text:anchor-type="as-char" svg:width="6.9252in" svg:height="3.5728in" draw:z-index="2"><draw:image xlink:href="Pictures/10000001000003A8000001E369D5AF0A2FF86AEE.png" xlink:type="simple" xlink:show="embed" xlink:actuate="onLoad" draw:mime-type="image/png"/></draw:frame></text:p>
      <text:p text:style-name="P4"/>
      <text:p text:style-name="P4"><draw:frame draw:style-name="fr1" draw:name="Image4" text:anchor-type="as-char" svg:width="6.9252in" svg:height="3.9283in" draw:z-index="3"><draw:image xlink:href="Pictures/10000001000003A8000002131AC9AF64018F26C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draw:frame draw:style-name="fr1" draw:name="Image5" text:anchor-type="as-char" svg:width="6.9252in" svg:height="3.9283in" draw:z-index="4"><draw:image xlink:href="Pictures/10000001000003A8000002135AA07668F12AED39.png" xlink:type="simple" xlink:show="embed" xlink:actuate="onLoad" draw:mime-type="image/png"/></draw:frame></text:p>
      <text:p text:style-name="P4"/>
      <text:p text:style-name="P4"/>
      <text:p text:style-name="P4"><draw:frame draw:style-name="fr1" draw:name="Image6" text:anchor-type="as-char" svg:width="6.9252in" svg:height="3.9283in" draw:z-index="5"><draw:image xlink:href="Pictures/10000001000003A8000002133BCB7C0E7BC7C3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9:29:28.103032599</meta:creation-date>
    <dc:date>2022-10-24T19:42:14.580686270</dc:date>
    <meta:editing-duration>PT2M34S</meta:editing-duration>
    <meta:editing-cycles>4</meta:editing-cycles>
    <meta:generator>LibreOffice/7.3.6.2$Linux_X86_64 LibreOffice_project/30$Build-2</meta:generator>
    <meta:document-statistic meta:table-count="0" meta:image-count="6" meta:object-count="0" meta:page-count="3" meta:paragraph-count="8" meta:word-count="12" meta:character-count="82" meta:non-whitespace-character-count="73"/>
  </office:meta>
</office:document-meta>
</file>